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ffffff" draw:textarea-horizontal-align="justify" draw:textarea-vertical-align="middle" draw:auto-grow-height="false" fo:min-height="1.95cm" fo:min-width="3.5cm"/>
    </style:style>
    <style:style style:name="gr2" style:family="graphic" style:parent-style-name="standard">
      <style:graphic-properties svg:stroke-color="#2a6099" draw:fill-color="#ffffff" draw:textarea-horizontal-align="justify" draw:textarea-vertical-align="top" draw:auto-grow-height="false" fo:min-height="3.95cm" fo:min-width="5.6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15cm" fo:min-width="2.2cm"/>
    </style:style>
    <style:style style:name="gr4" style:family="graphic" style:parent-style-name="objectwithoutfill">
      <style:graphic-properties svg:stroke-color="#2a6099" draw:marker-end="Arrow" draw:marker-end-width="0.3cm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2cm" svg:x="2.9cm" svg:y="6.5cm">
          <text:p text:style-name="P1">GUI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1cm" svg:height="4.2cm" svg:x="7.7cm" svg:y="1.1cm">
          <text:p text:style-name="P1">QMPrimers.p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.2cm" svg:x="8.9cm" svg:y="10.8cm">
          <text:p text:style-name="P1">Interface.py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7cm" svg:height="1.4cm" svg:x="8cm" svg:y="2.8cm">
          <text:p text:style-name="P1">Main GUI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7cm" svg:height="1.4cm" svg:x="10.9cm" svg:y="2.8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2cm" svg:x="2.7cm" svg:y="17.6cm">
          <text:p text:style-name="P1">load_data.py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.2cm" svg:x="8.9cm" svg:y="17.6cm">
          <text:p text:style-name="P1">matching.py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2.2cm" svg:x="15.6cm" svg:y="17.5cm">
          <text:p text:style-name="P1">simulation.py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2.2cm" svg:x="8.8cm" svg:y="24.6cm">
          <text:p text:style-name="P1">common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9cm" svg:y1="8.7cm" svg:x2="10.9cm" svg:y2="10.8cm" draw:start-shape="id1" draw:start-glue-point="2" draw:end-shape="id2" draw:end-glue-point="0" svg:d="M4900 8700l6000 2100" svg:viewBox="0 0 6001 2101">
          <text:p/>
        </draw:connector>
        <draw:connector draw:style-name="gr4" draw:text-style-name="P3" draw:layer="layout" draw:type="line" svg:x1="9.35cm" svg:y1="4.2cm" svg:x2="4.9cm" svg:y2="6.5cm" draw:start-shape="id3" draw:start-glue-point="2" draw:end-shape="id1" draw:end-glue-point="0" svg:d="M9350 4200l-4450 2300" svg:viewBox="0 0 4451 2301">
          <text:p/>
        </draw:connector>
        <draw:connector draw:style-name="gr4" draw:text-style-name="P3" draw:layer="layout" draw:type="line" svg:x1="12.25cm" svg:y1="4.2cm" svg:x2="10.9cm" svg:y2="10.8cm" draw:start-shape="id4" draw:start-glue-point="2" draw:end-shape="id2" draw:end-glue-point="0" svg:d="M12250 4200l-1350 6600" svg:viewBox="0 0 1351 6601">
          <text:p/>
        </draw:connector>
        <draw:connector draw:style-name="gr4" draw:text-style-name="P3" draw:layer="layout" draw:type="line" svg:x1="10.9cm" svg:y1="13cm" svg:x2="4.7cm" svg:y2="17.6cm" draw:start-shape="id2" draw:start-glue-point="2" draw:end-shape="id5" draw:end-glue-point="0" svg:d="M10900 13000l-6200 4600" svg:viewBox="0 0 6201 4601">
          <text:p/>
        </draw:connector>
        <draw:connector draw:style-name="gr4" draw:text-style-name="P3" draw:layer="layout" draw:type="line" svg:x1="10.9cm" svg:y1="13cm" svg:x2="10.9cm" svg:y2="17.6cm" draw:start-shape="id2" draw:start-glue-point="2" draw:end-shape="id6" draw:end-glue-point="0" svg:d="M10900 13000v4600" svg:viewBox="0 0 1 4601">
          <text:p/>
        </draw:connector>
        <draw:connector draw:style-name="gr4" draw:text-style-name="P3" draw:layer="layout" draw:type="line" svg:x1="10.9cm" svg:y1="13cm" svg:x2="17.6cm" svg:y2="17.5cm" draw:start-shape="id2" draw:start-glue-point="2" draw:end-shape="id7" draw:end-glue-point="0" svg:d="M10900 13000l6700 4500" svg:viewBox="0 0 6701 4501">
          <text:p/>
        </draw:connector>
        <draw:connector draw:style-name="gr4" draw:text-style-name="P3" draw:layer="layout" draw:type="line" svg:x1="17.6cm" svg:y1="19.7cm" svg:x2="10.8cm" svg:y2="24.6cm" draw:start-shape="id7" draw:start-glue-point="2" draw:end-shape="id8" draw:end-glue-point="0" svg:d="M17600 19700l-6800 4900" svg:viewBox="0 0 6801 4901">
          <text:p/>
        </draw:connector>
        <draw:connector draw:style-name="gr4" draw:text-style-name="P3" draw:layer="layout" draw:type="line" svg:x1="10.9cm" svg:y1="19.8cm" svg:x2="10.8cm" svg:y2="24.6cm" draw:start-shape="id6" draw:start-glue-point="2" draw:end-shape="id8" draw:end-glue-point="0" svg:d="M10900 19800l-100 4800" svg:viewBox="0 0 101 4801">
          <text:p/>
        </draw:connector>
        <draw:connector draw:style-name="gr4" draw:text-style-name="P3" draw:layer="layout" draw:type="line" svg:x1="4.7cm" svg:y1="19.8cm" svg:x2="10.8cm" svg:y2="24.6cm" draw:start-shape="id5" draw:start-glue-point="2" draw:end-shape="id8" draw:end-glue-point="0" svg:d="M4700 19800l6100 4800" svg:viewBox="0 0 6101 4801">
          <text:p/>
        </draw:connector>
        <draw:connector draw:style-name="gr4" draw:text-style-name="P3" draw:layer="layout" draw:type="curve" svg:x1="2.9cm" svg:y1="7.6cm" svg:x2="8.8cm" svg:y2="25.7cm" draw:start-shape="id1" draw:start-glue-point="3" draw:end-shape="id8" draw:end-glue-point="3" svg:d="M2900 7600c-751 0-3701 18100 5900 18100" svg:viewBox="0 0 6918 18101">
          <text:p/>
        </draw:connector>
        <draw:connector draw:style-name="gr4" draw:text-style-name="P3" draw:layer="layout" draw:type="curve" draw:line-skew="5.199cm" svg:x1="13.8cm" svg:y1="3.2cm" svg:x2="12.8cm" svg:y2="25.7cm" draw:start-shape="id9" draw:start-glue-point="1" draw:end-shape="id8" draw:end-glue-point="1" svg:d="M13800 3200c8550 0 9050 22500-1000 22500" svg:viewBox="0 0 7477 2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21:38.516967947</meta:creation-date>
    <dc:date>2019-05-04T14:37:34.940654553</dc:date>
    <meta:editing-duration>PT5M41S</meta:editing-duration>
    <meta:editing-cycles>2</meta:editing-cycles>
    <meta:generator>LibreOffice/6.2.3.2$Linux_X86_64 LibreOffice_project/20$Build-2</meta:generator>
    <meta:document-statistic meta:object-count="20"/>
  </office:meta>
</office:document-meta>
</file>